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ba5a"/>
    </style:style>
    <style:style style:name="P2" style:family="paragraph" style:parent-style-name="Standard">
      <style:text-properties officeooo:rsid="00028012" officeooo:paragraph-rsid="00028012"/>
    </style:style>
    <style:style style:name="P3" style:family="paragraph" style:parent-style-name="Standard">
      <style:text-properties fo:font-size="10pt" officeooo:rsid="00028012" officeooo:paragraph-rsid="00028012" style:font-size-asian="8.75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officeooo:rsid="0000ba5a"/>
    </style:style>
    <style:style style:name="T2" style:family="text">
      <style:text-properties officeooo:rsid="00028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01</text:p>
      <text:p text:style-name="P2"/>
      <text:p text:style-name="P4"><text:span text:style-name="T2">Respuesta e</text:span>n el foro</text:p>
      <text:p text:style-name="P2"/>
      <text:p text:style-name="P2">Ejercicio 02</text:p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00ba5a"/>
    </style:style>
    <style:style style:name="MT1" style:family="text">
      <style:text-properties officeooo:rsid="0000ba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01. SISTEMAS DE GESTIÓN EMPRESAR<text:span text:style-name="MT1">IAL <text:tab/><text:tab/>Jose Manuel Moreno Bolivar</text:span></text:p>
        <text:p text:style-name="MP1">Actividades 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20:38:07.952000000</meta:creation-date>
    <dc:date>2023-10-01T21:30:43.204000000</dc:date>
    <meta:editing-duration>PT16H7M51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5" meta:word-count="18" meta:character-count="122" meta:non-whitespace-character-count="106"/>
  </office:meta>
</office:document-meta>
</file>